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center" draw:textarea-vertical-align="top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svg:stroke-width="5.004cm" svg:stroke-color="#000000" draw:marker-start-width="7.706cm" draw:marker-end-width="7.706cm" draw:fill="none" draw:fill-color="#ffffff" fo:min-height="0.5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30pt"/>
    </style:style>
    <style:style style:name="T1" style:family="text">
      <style:text-properties fo:font-size="3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4.445cm" svg:height="5.08cm" draw:transform="rotate (-1.57079632679579) translate (14.335cm 11.16cm)">
          <text:p text:style-name="P1">Kernel</text:p>
        </draw:rect>
        <draw:rect draw:style-name="gr1" draw:text-style-name="P2" draw:layer="layout" svg:width="5.08cm" svg:height="3.175cm" draw:transform="rotate (-1.57079632679579) translate (9.255cm 18.78cm)">
          <text:p text:style-name="P1">Sound</text:p>
        </draw:rect>
        <draw:rect draw:style-name="gr1" draw:text-style-name="P2" draw:layer="layout" svg:width="5.08cm" svg:height="3.175cm" draw:transform="rotate (-1.57079632679579) translate (17.51cm 18.78cm)">
          <text:p text:style-name="P1">Video</text:p>
        </draw:rect>
        <draw:line draw:style-name="gr2" draw:text-style-name="P2" draw:layer="layout" svg:x1="7.35cm" svg:y1="18.78cm" svg:x2="10.525cm" svg:y2="15.605cm">
          <text:p/>
        </draw:line>
        <draw:line draw:style-name="gr2" draw:text-style-name="P2" draw:layer="layout" svg:x1="11.16cm" svg:y1="15.605cm" svg:x2="7.985cm" svg:y2="18.78cm">
          <text:p/>
        </draw:line>
        <draw:line draw:style-name="gr2" draw:text-style-name="P2" draw:layer="layout" svg:x1="12.43cm" svg:y1="15.605cm" svg:x2="15.605cm" svg:y2="18.78cm">
          <text:p/>
        </draw:line>
        <draw:line draw:style-name="gr2" draw:text-style-name="P2" draw:layer="layout" svg:x1="16.24cm" svg:y1="18.78cm" svg:x2="13.065cm" svg:y2="15.605cm">
          <text:p/>
        </draw:line>
        <draw:rect draw:style-name="gr1" draw:text-style-name="P1" draw:layer="layout" svg:width="5.715cm" svg:height="3.835cm" draw:transform="rotate (-1.57079632679579) translate (5.445cm 10.525cm)">
          <text:p text:style-name="P1">Game/Program</text:p>
        </draw:rect>
        <draw:line draw:style-name="gr2" draw:text-style-name="P2" draw:layer="layout" svg:x1="5.445cm" svg:y1="13.065cm" svg:x2="9.255cm" svg:y2="13.065cm">
          <text:p/>
        </draw:line>
        <draw:line draw:style-name="gr2" draw:text-style-name="P2" draw:layer="layout" svg:x1="9.255cm" svg:y1="13.7cm" svg:x2="5.445cm" svg:y2="13.7cm">
          <text:p/>
        </draw:line>
        <draw:rect draw:style-name="gr1" draw:text-style-name="P2" draw:layer="layout" svg:width="5.08cm" svg:height="3.175cm" draw:transform="rotate (-1.57079632679579) translate (13.065cm 2.905cm)">
          <text:p text:style-name="P1">Input Devices</text:p>
        </draw:rect>
        <draw:rect draw:style-name="gr1" draw:text-style-name="P2" draw:layer="layout" svg:width="1.27cm" svg:height="1.575cm" draw:transform="rotate (-1.57079632679579) translate (20.355cm 11.795cm)">
          <text:p text:style-name="P1">KB</text:p>
        </draw:rect>
        <draw:rect draw:style-name="gr1" draw:text-style-name="P2" draw:layer="layout" svg:width="1.27cm" svg:height="1.575cm" draw:transform="rotate (-1.57079632679579) translate (20.355cm 13.7cm)">
          <text:p text:style-name="P1">GP</text:p>
        </draw:rect>
        <draw:line draw:style-name="gr2" draw:text-style-name="P2" draw:layer="layout" svg:x1="11.16cm" svg:y1="7.985cm" svg:x2="11.16cm" svg:y2="11.16cm">
          <text:p/>
        </draw:line>
        <draw:line draw:style-name="gr2" draw:text-style-name="P2" draw:layer="layout" svg:x1="11.795cm" svg:y1="11.16cm" svg:x2="11.795cm" svg:y2="7.985cm">
          <text:p/>
        </draw:line>
        <draw:line draw:style-name="gr2" draw:text-style-name="P2" draw:layer="layout" svg:x1="18.78cm" svg:y1="12.43cm" svg:x2="14.335cm" svg:y2="12.43cm">
          <text:p/>
        </draw:line>
        <draw:line draw:style-name="gr2" draw:text-style-name="P2" draw:layer="layout" svg:x1="18.78cm" svg:y1="14.335cm" svg:x2="14.335cm" svg:y2="14.335cm">
          <text:p/>
        </draw:line>
      </draw:page>
      <draw:page draw:name="page2" draw:style-name="dp1" draw:master-page-name="Default">
        <office:forms form:automatic-focus="false" form:apply-design-mode="false"/>
        <draw:rect draw:style-name="gr3" draw:text-style-name="P2" draw:layer="layout" svg:width="3.175cm" svg:height="4.47cm" draw:transform="rotate (-1.57079632679579) translate (9.915cm 21.955cm)">
          <text:p text:style-name="P1">KB</text:p>
        </draw:rect>
        <draw:rect draw:style-name="gr3" draw:text-style-name="P1" draw:layer="layout" svg:width="3.175cm" svg:height="4.47cm" draw:transform="rotate (-1.57079632679579) translate (9.915cm 18.145cm)">
          <text:p text:style-name="P1">GP</text:p>
        </draw:rect>
        <draw:line draw:style-name="gr4" draw:text-style-name="P2" draw:layer="layout" svg:x1="5.445cm" svg:y1="2.27cm" svg:x2="5.445cm" svg:y2="25.765cm">
          <text:p/>
        </draw:line>
        <draw:frame draw:style-name="gr5" draw:text-style-name="P3" draw:layer="layout" svg:width="3.81cm" svg:height="1.428cm" draw:transform="rotate (-1.57079632679579) translate (4.968cm 11.795cm)">
          <draw:text-box>
            <text:p text:style-name="P3"><text:span text:style-name="T1">Kernel</text:span></text:p>
          </draw:text-box>
        </draw:frame>
        <draw:rect draw:style-name="gr1" draw:text-style-name="P2" draw:layer="layout" svg:width="4.775cm" svg:height="3.175cm" draw:transform="rotate (-1.57079632679579) translate (8.62cm 2.905cm)">
          <text:p text:style-name="P1">Game/Program</text:p>
        </draw:rect>
        <draw:rect draw:style-name="gr1" draw:text-style-name="P2" draw:layer="layout" svg:width="3.81cm" svg:height="2.54cm" draw:transform="rotate (-1.57079632679579) translate (7.985cm 8.62cm)">
          <text:p text:style-name="P1">Sound</text:p>
        </draw:rect>
        <draw:rect draw:style-name="gr1" draw:text-style-name="P2" draw:layer="layout" svg:width="3.81cm" svg:height="2.54cm" draw:transform="rotate (-1.57079632679579) translate (7.985cm 13.065cm)">
          <text:p text:style-name="P1">Video</text:p>
        </draw:rect>
        <draw:rect draw:style-name="gr1" draw:text-style-name="P2" draw:layer="layout" svg:width="4.445cm" svg:height="2.54cm" draw:transform="rotate (-1.57079632679579) translate (7.985cm 19.415cm)">
          <text:p text:style-name="P1">Input Devices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7-12-05T09:53:55</meta:creation-date>
    <dc:date>2007-12-05T10:14:32</dc:date>
    <dc:language>en-US</dc:language>
    <meta:editing-cycles>3</meta:editing-cycles>
    <meta:editing-duration>PT20M40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